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8889in"/>
    </style:style>
    <style:style style:name="Table1.C" style:family="table-column">
      <style:table-column-properties style:column-width="3.100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1497" officeooo:paragraph-rsid="00091497"/>
    </style:style>
    <style:style style:name="P2" style:family="paragraph" style:parent-style-name="Standard">
      <style:text-properties fo:language="cs" fo:country="CZ" officeooo:rsid="00091497" officeooo:paragraph-rsid="00091497"/>
    </style:style>
    <style:style style:name="P3" style:family="paragraph" style:parent-style-name="Standard">
      <style:text-properties fo:language="cs" fo:country="CZ" officeooo:rsid="00091497" officeooo:paragraph-rsid="0009f9a8"/>
    </style:style>
    <style:style style:name="P4" style:family="paragraph" style:parent-style-name="Standard">
      <style:text-properties fo:language="cs" fo:country="CZ" officeooo:rsid="0009f9a8" officeooo:paragraph-rsid="0009f9a8"/>
    </style:style>
    <style:style style:name="P5" style:family="paragraph" style:parent-style-name="Standard">
      <style:text-properties fo:language="cs" fo:country="CZ" officeooo:rsid="0009f9a8" officeooo:paragraph-rsid="000bcab6"/>
    </style:style>
    <style:style style:name="P6" style:family="paragraph" style:parent-style-name="Standard">
      <style:text-properties fo:language="cs" fo:country="CZ" officeooo:rsid="0009f9a8" officeooo:paragraph-rsid="000d547f"/>
    </style:style>
    <style:style style:name="P7" style:family="paragraph" style:parent-style-name="Standard">
      <style:text-properties fo:language="cs" fo:country="CZ" officeooo:rsid="000bcab6" officeooo:paragraph-rsid="000bcab6"/>
    </style:style>
    <style:style style:name="P8" style:family="paragraph" style:parent-style-name="Standard">
      <style:text-properties fo:language="cs" fo:country="CZ" officeooo:rsid="000d547f" officeooo:paragraph-rsid="000d547f"/>
    </style:style>
    <style:style style:name="P9" style:family="paragraph" style:parent-style-name="Standard">
      <style:text-properties fo:language="cs" fo:country="CZ" fo:font-weight="bold" officeooo:rsid="00091497" officeooo:paragraph-rsid="00091497" style:font-weight-asian="bold" style:font-weight-complex="bold"/>
    </style:style>
    <style:style style:name="P10" style:family="paragraph" style:parent-style-name="Standard">
      <style:text-properties fo:language="cs" fo:country="CZ" fo:font-weight="bold" officeooo:rsid="00101fda" officeooo:paragraph-rsid="00101fda" style:font-weight-asian="bold" style:font-weight-complex="bold"/>
    </style:style>
    <style:style style:name="P11" style:family="paragraph" style:parent-style-name="Standard">
      <style:text-properties fo:language="cs" fo:country="CZ" officeooo:rsid="00101fda" officeooo:paragraph-rsid="00101fda"/>
    </style:style>
    <style:style style:name="P12" style:family="paragraph" style:parent-style-name="Standard">
      <style:text-properties fo:language="cs" fo:country="CZ" fo:font-weight="normal" officeooo:rsid="00101fda" officeooo:paragraph-rsid="00101fda" style:font-weight-asian="normal" style:font-weight-complex="normal"/>
    </style:style>
    <style:style style:name="P13" style:family="paragraph" style:parent-style-name="Standard">
      <style:text-properties fo:language="cs" fo:country="CZ" fo:font-weight="normal" officeooo:rsid="0010df62" officeooo:paragraph-rsid="0010df62" style:font-weight-asian="normal" style:font-weight-complex="normal"/>
    </style:style>
    <style:style style:name="P14" style:family="paragraph" style:parent-style-name="Standard">
      <style:text-properties officeooo:paragraph-rsid="000d547f"/>
    </style:style>
    <style:style style:name="P15" style:family="paragraph" style:parent-style-name="Standard">
      <style:text-properties officeooo:rsid="000d547f" officeooo:paragraph-rsid="000d547f"/>
    </style:style>
    <style:style style:name="P16" style:family="paragraph" style:parent-style-name="Standard">
      <style:text-properties officeooo:rsid="000e6f78" officeooo:paragraph-rsid="000e6f78"/>
    </style:style>
    <style:style style:name="P17" style:family="paragraph" style:parent-style-name="Standard">
      <style:text-properties officeooo:paragraph-rsid="00101fda"/>
    </style:style>
    <style:style style:name="P18" style:family="paragraph" style:parent-style-name="Table_20_Contents">
      <style:text-properties officeooo:rsid="0009f9a8" officeooo:paragraph-rsid="0009f9a8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0bcab6"/>
    </style:style>
    <style:style style:name="T3" style:family="text">
      <style:text-properties fo:language="cs" fo:country="CZ" officeooo:rsid="000d547f"/>
    </style:style>
    <style:style style:name="T4" style:family="text">
      <style:text-properties fo:language="cs" fo:country="CZ" officeooo:rsid="000e6f78"/>
    </style:style>
    <style:style style:name="T5" style:family="text">
      <style:text-properties fo:language="cs" fo:country="CZ" officeooo:rsid="00091497"/>
    </style:style>
    <style:style style:name="T6" style:family="text">
      <style:text-properties fo:language="cs" fo:country="CZ" officeooo:rsid="00101fda"/>
    </style:style>
    <style:style style:name="T7" style:family="text">
      <style:text-properties officeooo:rsid="0009f9a8"/>
    </style:style>
    <style:style style:name="T8" style:family="text">
      <style:text-properties officeooo:rsid="000bcab6"/>
    </style:style>
    <style:style style:name="T9" style:family="text">
      <style:text-properties officeooo:rsid="000d547f"/>
    </style:style>
    <style:style style:name="T10" style:family="text">
      <style:text-properties officeooo:rsid="000e6f7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01fda"/>
    </style:style>
    <style:style style:name="T13" style:family="text">
      <style:text-properties style:font-name="serif" fo:font-size="9pt"/>
    </style:style>
    <style:style style:name="T14" style:family="text">
      <style:text-properties style:font-name="serif" fo:font-size="9pt" fo:language="cs" fo:country="CZ" officeooo:rsid="000914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Úvod</text:p>
      <text:p text:style-name="P17"><text:span text:style-name="T5">Tato dokumentace popisuje způsob řešení a algoritmy, které byly použity při implementaci linuxového firewallu </text:span><text:span text:style-name="T4">d</text:span><text:span text:style-name="T6">o</text:span><text:span text:style-name="T5"> předmět PDS\footnote{</text:span><text:a xlink:type="simple" xlink:href="http://www.fit.vutbr.cz/study/course-l.php.cs?id=6391" text:style-name="Internet_20_link" text:visited-style-name="Visited_20_Internet_20_Link"><text:span text:style-name="T5">http://www.fit.vutbr.cz/study/course-l.php.cs?id=6391</text:span></text:a><text:span text:style-name="T5">}. Zadáním bylo implementovat modul pro linuxové jádro, využívající netfilter\footnote{http://www.netfilter.org/}, a uživatelksou aplikaci pro komunikaci s tímto modulem. </text:span><text:span text:style-name="T6">Řešení tohoto projektu bylo inspirováno online návodem „</text:span>How to Write a Linux Firewall in Less than 1000 Lines of Code“<text:span text:style-name="T12">\cite{2}</text:span>, <text:span text:style-name="T12">který napsal L</text:span><text:span text:style-name="T13">iu Feipeng. </text:span><text:span text:style-name="T14">Kompletní text zadání je možné nalézt v souboru \texttt{doc/zadani.txt}.</text:span></text:p>
      <text:p text:style-name="P2"/>
      <text:p text:style-name="P2"/>
      <text:p text:style-name="P2">2. <text:span text:style-name="T11">Popis řešení</text:span></text:p>
      <text:p text:style-name="P11">Firewall je rozdělen na dvě části a to modul pro linuxové jádro, \textit{pdsfw.ko} a klientskou aplikaci \textit{pdscli}.</text:p>
      <text:p text:style-name="P11"/>
      <text:p text:style-name="P9">2.3 Syntaktická kontrola pravidel</text:p>
      <text:p text:style-name="P2">Pravidla musí mít následující formát:</text:p>
      <text:p text:style-name="P2">&lt;number&gt; &lt;action&gt; &lt;protocol&gt; from &lt;src IP&gt; to &lt;dest IP&gt; [src-port &lt;srcPort&gt;] [dst-port &lt;dstPort&gt;], kde jednotlivé složky mají následující význam:</text:p>
      <text:p text:style-name="P2"/>
      <text:p text:style-name="P2">&lt;number&gt;:   číslo pravidla<text:line-break/>&lt;action&gt;:     allow | deny<text:line-break/>&lt;protocol&gt;:  tcp | udp | icmp | ip<text:line-break/>&lt;src IP&gt;:     IPv4 adresa | any<text:line-break/>&lt;dst IP&gt;:     IPv4 adresa | any<text:line-break/>&lt;srcPort&gt;:   číslo portu<text:line-break/>&lt;dstPort&gt;:   číslo portu</text:p>
      <text:p text:style-name="P2"/>
      <text:p text:style-name="P2">Příklad:</text:p>
      <text:p text:style-name="P2">20 allow udp from any to 8.8.8.8 src-port 53</text:p>
      <text:p text:style-name="P2"/>
      <text:p text:style-name="P1"><text:span text:style-name="T1">Kontrola syntaxe pravidel, ať už specifikovaných v souboru nebo pravidla zadaného za přepínačem \texttt{-a}, se provádí pomocí nástrojů \textit{flex}\footnote{http://flex.sourceforge.net/} a \textit{yacc}\footnote{</text:span><text:a xlink:type="simple" xlink:href="http://dinosaur.compilertools.net/yacc/" text:style-name="Internet_20_link" text:visited-style-name="Visited_20_Internet_20_Link"><text:span text:style-name="T1">http://dinosaur.compilertools.net/yacc/</text:span></text:a><text:span text:style-name="T1">}. Pomocí nástroje flex je generován lexikální analyzátor, který čte jednotlivé lexikální jednotky a předává je nástroji yacc, který poté provádí kontrolu syntaxe čtených pravidel podle zvolené gramatiky.</text:span></text:p>
      <text:p text:style-name="P1"/>
      <text:p text:style-name="P16"><text:span text:style-name="T1">INCLUDE (schema)</text:span></text:p>
      <text:p text:style-name="P2"/>
      <text:p text:style-name="P2">2.3 Lexikální jednotky</text:p>
      <text:p text:style-name="P3">Definici lexikálních jednotek neboli tzv. \textit{lexémů}, které má lex. analýzator rozpoznávat se provádí pomocí regulárních výrazů. <text:span text:style-name="T7">Pro rozpoznávání jednotlivých lexémů byly zvoleny regulární výraky, které specifikuje tabulka \tab{}\tab-label{Detailní informace viz. soubor \texttt{tokens.lex}. Význam jednotlivých vzorů je možné nálezt v dokumentaci nástroje flex \cite{1}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Řetězec</text:p>
          </table:table-cell>
          <table:table-cell table:style-name="Table1.A1" office:value-type="string">
            <text:p text:style-name="P18">Vzor</text:p>
          </table:table-cell>
          <table:table-cell table:style-name="Table1.C1" office:value-type="string">
            <text:p text:style-name="P18">Popis</text:p>
          </table:table-cell>
        </table:table-row>
        <table:table-row>
          <table:table-cell table:style-name="Table1.A2" office:value-type="string">
            <text:p text:style-name="P3">&lt;number&gt;</text:p>
          </table:table-cell>
          <table:table-cell table:style-name="Table1.A2" office:value-type="string">
            <text:p text:style-name="P18">^([1-9]|[0-9][0-9]|[0-9][0-9][0-9]|[0-9][0-9][0-9][0-9]|[0-9][0-9][0-9][0-9][0-9]|[0-9][0-9][0-9][0-9][0-9][0-9])</text:p>
          </table:table-cell>
          <table:table-cell table:style-name="Table1.C2" office:value-type="string">
            <text:p text:style-name="P18">Rozsah hodnot ID pravidel je omezen na interval (1,1000000).</text:p>
          </table:table-cell>
        </table:table-row>
        <text:soft-page-break/>
        <table:table-row>
          <table:table-cell table:style-name="Table1.A2" office:value-type="string">
            <text:p text:style-name="P3">&lt;action&gt;</text:p>
          </table:table-cell>
          <table:table-cell table:style-name="Table1.A2" office:value-type="string">
            <text:p text:style-name="P4">allow|deny|ALLOW|DENY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&lt;protocol&gt;</text:p>
          </table:table-cell>
          <table:table-cell table:style-name="Table1.A2" office:value-type="string">
            <text:p text:style-name="P4">tcp|udp|icmp|ip|TCP|UDP|ICMP|IP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<text:span text:style-name="T7">f</text:span>rom</text:p>
            <text:p text:style-name="P3">to</text:p>
          </table:table-cell>
          <table:table-cell table:style-name="Table1.A2" office:value-type="string">
            <text:p text:style-name="P4">from|FROM</text:p>
            <text:p text:style-name="P4">to|TO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&lt;src IP&gt;</text:p>
            <text:p text:style-name="P3">&lt;dest IP&gt;</text:p>
          </table:table-cell>
          <table:table-cell table:style-name="Table1.A2" office:value-type="string">
            <text:p text:style-name="P4">((({DIGIT}{1,2})|(1{DIGIT}{2})|(2[0-4]{DIGIT})|(25[0-5]))\.){3}(({DIGIT}{1,2})|(1{DIGIT}{2})|(2[0-4]{DIGIT})|(25[0-5]))|any|ANY</text:p>
          </table:table-cell>
          <table:table-cell table:style-name="Table1.C2" office:value-type="string">
            <text:p text:style-name="P18">Hodnoty validních IPv4 adres jsou omezeny na rozsah 0.0.0.0 až 255.255.255.0</text:p>
          </table:table-cell>
        </table:table-row>
        <table:table-row>
          <table:table-cell table:style-name="Table1.A2" office:value-type="string">
            <text:p text:style-name="P3"><text:span text:style-name="T7">s</text:span>rc-port</text:p>
            <text:p text:style-name="P3">dst-port</text:p>
          </table:table-cell>
          <table:table-cell table:style-name="Table1.A2" office:value-type="string">
            <text:p text:style-name="P4">src-port|SRC-PORT</text:p>
            <text:p text:style-name="P4">dst-port|DST-POR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&lt;srcPort&gt;</text:p>
            <text:p text:style-name="P3">&lt;dstPort&gt;</text:p>
          </table:table-cell>
          <table:table-cell table:style-name="Table1.A2" office:value-type="string">
            <text:p text:style-name="P4">([0-9]{1,4}|[1-5][0-9]{4}|6[0-4][0-9]{3}|65[0-4][0-9]{2}|655[0-2][0-9]|6553[0-5])</text:p>
          </table:table-cell>
          <table:table-cell table:style-name="Table1.C2" office:value-type="string">
            <text:p text:style-name="P18">Hodnoty přijatelných portů jsou omezeny na interval (0, 65535).</text:p>
          </table:table-cell>
        </table:table-row>
      </table:table>
      <text:p text:style-name="P4"/>
      <text:p text:style-name="P5"><text:span text:style-name="T8">2.4 Gramatika</text:span></text:p>
      <text:p text:style-name="P7">Pro kontrolu syntaxe je použita následující <text:span text:style-name="T9">bezkontextová</text:span> gramatika:</text:p>
      <text:p text:style-name="P7">G = (N, T, P, S), kde</text:p>
      <text:p text:style-name="P7"/>
      <text:p text:style-name="P7"><text:span text:style-name="T9">N = {rules, rule, port</text:span></text:p>
      <text:p text:style-name="P14"><text:span text:style-name="T3">T</text:span><text:span text:style-name="T2"> = </text:span><text:span text:style-name="T3">{</text:span>&lt;number&gt;, &lt;action&gt;, &lt;protocol&gt;, from, &lt;src IP&gt;, to, &lt;dest IP&gt;, src-port, &lt;srcPort&gt;, dst-port, &lt;dstPort&gt;<text:span text:style-name="T9">}</text:span></text:p>
      <text:p text:style-name="P15">P = {</text:p>
      <text:p text:style-name="P5"><text:span text:style-name="T8"><text:tab/>rules → epsilon | rule,</text:span></text:p>
      <text:p text:style-name="P6"><text:span text:style-name="T8"><text:tab/>rule →&lt;number&gt; &lt;action&gt; &lt;protocol&gt; from &lt;src IP&gt; to &lt;dest IP&gt; port rules,</text:span></text:p>
      <text:p text:style-name="P8"><text:tab/>port → epsilon | <text:span text:style-name="T8">src-port &lt;srcPort&gt; </text:span>| <text:span text:style-name="T8">dst-port &lt;dstPort&gt; </text:span>| <text:span text:style-name="T8">src-port &lt;srcPort&gt; dst-port &lt;dstPort&gt;</text:span></text:p>
      <text:p text:style-name="P8">}</text:p>
      <text:p text:style-name="P8">S = rules.</text:p>
      <text:p text:style-name="P8"/>
      <text:p text:style-name="P8">Jak je vidět z pravidel gramatiky G, soubor pravidel může být buď prázdný, nebo se skládát z pravidel, která obsahují id, akci, protokol a zdrojovou a cílovou IP adresu, případně může pravidlo specifikovat také cílový/zdrojový port. <text:span text:style-name="T10">Zápis gramatiky je možné nalézt v souboru \texttt{grammar.y}.</text:span></text:p>
      <text:p text:style-name="P8"/>
      <text:p text:style-name="P10">2.4 Vzájemná komunikace</text:p>
      <text:p text:style-name="P12">Komunikace mezi modulem pdsfw a klientskou aplikaci se provádí prostřednictvím virtuální filesystému \texttt{/proc}. Při zavedení modulu do jádra je vytvořen soubor \texttt{/proc/pdsfw_xsruba03}. Při každém pokusu o čtení toho souboru je tato událost zachycena modulem a zpracována. Zpracování se rozumí zapsaní pravidel firewallu z datové struktury do daného souboru. Zápis do toho souboru je taktéž událost, kterou modul zpracovává. Vždy když chce klientská aplikce získat seznam aktuálně použivaných pravidel nebo provést odstranění nekterého z pravidel, pak do zapíše do souboru \texttt{/proc/pdsfw_xsruba03} daný příkaz, který modul zpracuje a vyhodnotí.</text:p>
      <text:p text:style-name="P12"/>
      <text:p text:style-name="P12">INCLUDE (schéma)</text:p>
      <text:p text:style-name="P12"/>
      <text:p text:style-name="P13">2.5 Datové struktury a klasifikace paketů</text:p>
      <text:p text:style-name="P13">Pro uložení pravidel je použit linuxový obousměrně vázaný kruhový seznam nad kterým je definována relace uspořádání nad množinou čísel pravidel. Tato relace je zachována I při vkládání nových pravidel.</text:p>
      <text:p text:style-name="P13"/>
      <text:p text:style-name="P13"><text:soft-page-break/>3. Instalace</text:p>
      <text:p text:style-name="P13">4. Příklad použití</text:p>
      <text:p text:style-name="P13"/>
      <text:p text:style-name="P4">LITERATURA:</text:p>
      <text:p text:style-name="P4"><text:span text:style-name="T12">1: </text:span><text:a xlink:type="simple" xlink:href="http://flex.sourceforge.net/manual/Patterns.html#Patterns" text:style-name="Internet_20_link" text:visited-style-name="Visited_20_Internet_20_Link">http://flex.sourceforge.net/manual/Patterns.html#Patterns</text:a></text:p>
      <text:p text:style-name="P11">2. <text:a xlink:type="simple" xlink:href="http://www.roman10.net/a-linux-firewall-using-netfilter-part-1overview/" text:style-name="Internet_20_link" text:visited-style-name="Visited_20_Internet_20_Link">http://www.roman10.net/a-linux-firewall-using-netfilter-part-1overview/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1:44:12.805227997</meta:creation-date>
    <dc:date>2015-03-05T13:38:25.426424364</dc:date>
    <meta:editing-duration>PT6M28S</meta:editing-duration>
    <meta:editing-cycles>1</meta:editing-cycles>
    <meta:document-statistic meta:table-count="1" meta:image-count="0" meta:object-count="0" meta:page-count="3" meta:paragraph-count="62" meta:word-count="566" meta:character-count="4638" meta:non-whitespace-character-count="4112"/>
    <meta:generator>LibreOffice/4.3.5.2.0$Linux_x86 LibreOffice_project/430$Build-2</meta:generator>
  </office:meta>
</office:document-meta>
</file>